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1">
            <text:p>11</text:p>
          </table:table-cell>
          <table:table-cell office:value-type="float" office:value="143.5">
            <text:p>143.5</text:p>
          </table:table-cell>
          <table:table-cell table:number-columns-repeated="4"/>
          <table:table-cell table:content-validation-name="val3"/>
          <table:table-cell table:content-validation-name="val4" office:value-type="float" office:value="950.41">
            <text:p>950.41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1.1">
            <text:p>11.1</text:p>
          </table:table-cell>
          <table:table-cell office:value-type="float" office:value="134.9">
            <text:p>134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516.79">
            <text:p>516.79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2.1">
            <text:p>12.1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90.13">
            <text:p>490.13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34.3">
            <text:p>134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29.14">
            <text:p>529.14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5.8">
            <text:p>15.8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15.59">
            <text:p>515.59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7.99">
            <text:p>17.99</text:p>
          </table:table-cell>
          <table:table-cell office:value-type="float" office:value="132">
            <text:p>13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99.56">
            <text:p>599.56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20.5">
            <text:p>20.5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222.21">
            <text:p>1222.21</text:p>
          </table:table-cell>
          <table:table-cell table:style-name="Default" office:value-type="float" office:value="616.86">
            <text:p>616.86</text:p>
          </table:table-cell>
          <table:table-cell table:formula="of:=+[.J8]/[.I8]" office:value-type="percentage" office:value="0.504708683450471">
            <text:p>50%</text:p>
          </table:table-cell>
          <table:table-cell table:number-columns-repeated="1010"/>
        </table:table-row>
        <table:table-row table:style-name="ro7" table:number-rows-repeated="36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27/11/2022</text:date>, <text:time>12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7T12:48:19.83</dc:date>
    <dc:creator>Lawrence Perepolkin</dc:creator>
    <meta:editing-duration>PT15H12M16S</meta:editing-duration>
    <meta:editing-cycles>56</meta:editing-cycles>
    <meta:generator>OpenOffice/4.1.13$Win32 OpenOffice.org_project/4113m1$Build-9810</meta:generator>
    <meta:document-statistic meta:table-count="3" meta:cell-count="144" meta:object-count="0"/>
  </office:meta>
</office:document-meta>
</file>